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officeooo:rsid="001eff9c" officeooo:paragraph-rsid="001eff9c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officeooo:rsid="001e7025" officeooo:paragraph-rsid="001e7025" style:font-name-asian="Arial1" style:font-name-complex="Arial1"/>
    </style:style>
    <style:style style:name="P8" style:family="paragraph" style:parent-style-name="Standard">
      <style:text-properties style:font-name="Arial" officeooo:rsid="001eff9c" officeooo:paragraph-rsid="001eff9c" style:font-name-asian="Arial1" style:font-name-complex="Arial1"/>
    </style:style>
    <style:style style:name="P9" style:family="paragraph" style:parent-style-name="Standard">
      <style:text-properties style:font-name="Arial" officeooo:rsid="001fa2d4" officeooo:paragraph-rsid="001fa2d4" style:font-name-asian="Arial1" style:font-name-complex="Arial1"/>
    </style:style>
    <style:style style:name="P10" style:family="paragraph" style:parent-style-name="Standard">
      <style:text-properties style:font-name="Arial" officeooo:rsid="00218f5d" officeooo:paragraph-rsid="00218f5d" style:font-name-asian="Arial1" style:font-name-complex="Arial1"/>
    </style:style>
    <style:style style:name="P11" style:family="paragraph" style:parent-style-name="Standard">
      <style:text-properties style:font-name="Arial" officeooo:rsid="0023e2a7" officeooo:paragraph-rsid="0023e2a7" style:font-name-asian="Arial1" style:font-name-complex="Arial1"/>
    </style:style>
    <style:style style:name="P12" style:family="paragraph" style:parent-style-name="Standard">
      <style:text-properties style:font-name="Arial" officeooo:rsid="002460ff" officeooo:paragraph-rsid="002460ff" style:font-name-asian="Arial1" style:font-name-complex="Arial1"/>
    </style:style>
    <style:style style:name="P13" style:family="paragraph" style:parent-style-name="Standard">
      <style:text-properties style:font-name="Arial" officeooo:paragraph-rsid="002480c2" style:font-name-asian="Arial1" style:font-name-complex="Arial1"/>
    </style:style>
    <style:style style:name="P14" style:family="paragraph" style:parent-style-name="Standard">
      <style:text-properties officeooo:rsid="002460ff" officeooo:paragraph-rsid="002460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officeooo:rsid="00218f5d"/>
    </style:style>
    <style:style style:name="T5" style:family="text">
      <style:text-properties officeooo:rsid="002480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/text:p>
      <text:p text:style-name="P1">A) call from a method</text:p>
      <text:p text:style-name="P1">B) No ouput at console</text:p>
      <text:p text:style-name="P1">C) Compilation fails</text:p>
      <text:p text:style-name="P1">D) Exception is thrown at Runtime</text:p>
      <text:p text:style-name="P1"/>
      <text:p text:style-name="P7">Ans: d</text:p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<text:soft-page-break/>int m(){}</text:p>
      <text:p text:style-name="P1">B) int m(){}</text:p>
      <text:p text:style-name="P1">int MyInterface.m(){}</text:p>
      <text:p text:style-name="P1">C) int m(){}</text:p>
      <text:p text:style-name="P1">D) None of the above</text:p>
      <text:p text:style-name="P7">Ans: c</text:p>
      <text:p text:style-name="P1"/>
      <text:p text:style-name="P2">3. What is the output for the below code ?</text:p>
      <text:p text:style-name="P2">public interface TestInf {</text:p>
      <text:p text:style-name="P2">int i =10;</text:p>
      <text:p text:style-name="P2">}public class Test {</text:p>
      <text:p text:style-name="P2">public static void main(String... args) {</text:p>
      <text:p text:style-name="P2">TestInf.i=12;</text:p>
      <text:p text:style-name="P2">System.out.println(TestInf.i);</text:p>
      <text:p text:style-name="P2">}</text:p>
      <text:p text:style-name="P2">}</text:p>
      <text:p text:style-name="P1">A) 10</text:p>
      <text:p text:style-name="P1">B) 12</text:p>
      <text:p text:style-name="P1">C) compile time error</text:p>
      <text:p text:style-name="P1">D) run time error</text:p>
      <text:p text:style-name="P7">Ans: C</text:p>
      <text:p text:style-name="P1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1">D) class Man { private Dog bestFriend; }</text:p>
      <text:p text:style-name="P1">E) class Man { private Dog&lt;bestFriend&gt;; }</text:p>
      <text:p text:style-name="P7">Ans: D</text:p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<text:soft-page-break/>20. class Animal {} ...</text:p>
      <text:p text:style-name="P2">30. class Dog extends Animal {</text:p>
      <text:p text:style-name="P2">31. Tail tail; 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 Cat is-a Jumper</text:p>
      <text:p text:style-name="P2">C. Dog is-a Animal</text:p>
      <text:p text:style-name="P2">D. Dog is-a Jumper</text:p>
      <text:p text:style-name="P2">E. Cat has-a Animal</text:p>
      <text:p text:style-name="P2">F. Beagle has-a Tail</text:p>
      <text:p text:style-name="P2">G. Beagle has-a Jumper</text:p>
      <text:p text:style-name="P2"/>
      <text:p text:style-name="P1">A) A,B,D</text:p>
      <text:p text:style-name="P1">B) AF,G</text:p>
      <text:p text:style-name="P1">C) B,F,G</text:p>
      <text:p text:style-name="P1">D) B,C,F</text:p>
      <text:p text:style-name="P1">E) E,F,G</text:p>
      <text:p text:style-name="P1"/>
      <text:p text:style-name="P2">6.What will be the output</text:p>
      <text:p text:style-name="P2"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{</text:p>
      <text:p text:style-name="P2">SOP(Exception);</text:p>
      <text:p text:style-name="P2"><text:soft-page-break/>}</text:p>
      <text:p text:style-name="P2">Finally{</text:p>
      <text:p text:style-name="P2">SOP(“finally”)</text:p>
      <text:p text:style-name="P2">}</text:p>
      <text:p text:style-name="P2">}</text:p>
      <text:p text:style-name="P1">a)error</text:p>
      <text:p text:style-name="P1">b)compile successfully</text:p>
      <text:p text:style-name="P1">c)compile time error with finally will work.</text:p>
      <text:p text:style-name="P8">Ans: a</text:p>
      <text:p text:style-name="P1"/>
      <text:p text:style-name="P2">7. Determine the output</text:p>
      <text:p text:style-name="P2"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/text:p>
      <text:p text:style-name="P1">a) World</text:p>
      <text:p text:style-name="P1">b)Hello World</text:p>
      <text:p text:style-name="P1">c)Hello</text:p>
      <text:p text:style-name="P1">d)none of the above</text:p>
      <text:p text:style-name="P8">Ans: a</text:p>
      <text:p text:style-name="P1"/>
      <text:p text:style-name="P2">8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<text:soft-page-break/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/text:p>
      <text:p text:style-name="P2">}</text:p>
      <text:p text:style-name="P1">a) A</text:p>
      <text:p text:style-name="P1">b) B</text:p>
      <text:p text:style-name="P1">c) Compilation Errord) Runtime Error</text:p>
      <text:p text:style-name="P8">Ans: b</text:p>
      <text:p text:style-name="P1"/>
      <text:p text:style-name="P2">9. Which of these handles the exception when no catch is used?</text:p>
      <text:p text:style-name="P2">a. Default handler</text:p>
      <text:p text:style-name="P2">b. Finally</text:p>
      <text:p text:style-name="P2">c. Throw handler</text:p>
      <text:p text:style-name="P2">d. Java run time system</text:p>
      <text:p text:style-name="P5">Ans: a</text:p>
      <text:p text:style-name="P2">5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<text:soft-page-break/>}</text:p>
      <text:p text:style-name="P2">}</text:p>
      <text:p text:style-name="P2">}</text:p>
      <text:p text:style-name="P1">a) A</text:p>
      <text:p text:style-name="P1">b) B</text:p>
      <text:p text:style-name="P1">c) AC</text:p>
      <text:p text:style-name="P1">d) BC</text:p>
      <text:p text:style-name="P8">Ans: d</text:p>
      <text:p text:style-name="P1"/>
      <text:p text:style-name="P2">10. Determine the output</text:p>
      <text:p text:style-name="P2">class exception_handling {</text:p>
      <text:p text:style-name="P2"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c[8] = 9;</text:p>
      <text:p text:style-name="P2">}</text:p>
      <text:p text:style-name="P2">}</text:p>
      <text:p text:style-name="P2">catch (ArrayIndexOutOfBoundException e) {System.out.println("TypeA");</text:p>
      <text:p text:style-name="P2">}</text:p>
      <text:p text:style-name="P2">catch (ArithmeticException e) {</text:p>
      <text:p text:style-name="P2">System.out.println("TypeB");</text:p>
      <text:p text:style-name="P2">}}}}</text:p>
      <text:p text:style-name="P1">a) TypeA</text:p>
      <text:p text:style-name="P1">b) TypeB</text:p>
      <text:p text:style-name="P1">c) 0TypeA</text:p>
      <text:p text:style-name="P9"><text:soft-page-break/>Ans: c</text:p>
      <text:p text:style-name="P1"/>
      <text:p text:style-name="P2">11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1">C) Infinity</text:p>
      <text:p text:style-name="P1">D) Exception Error</text:p>
      <text:p text:style-name="P9">Ans: <text:span text:style-name="T4">C</text:span></text:p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1">A) A,B,C</text:p>
      <text:p text:style-name="P1">B) C,D,E</text:p>
      <text:p text:style-name="P1">C) A,D,E</text:p>
      <text:p text:style-name="P1">D) A,C,D</text:p>
      <text:p text:style-name="P1">E) E</text:p>
      <text:p text:style-name="P9"><text:soft-page-break/>Ans: D</text:p>
      <text:p text:style-name="P1"/>
      <text:p text:style-name="P2"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1">C) Catch block</text:p>
      <text:p text:style-name="P1">D) Infinity</text:p>
      <text:p text:style-name="P10">Ans: C</text:p>
      <text:p text:style-name="P1"/>
      <text:p text:style-name="P2">14. In multiple catch clause which of the following statements are valid?</text:p>
      <text:p text:style-name="P1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3"><text:span text:style-name="T5">Ans: A</text:span></text:p>
      <text:p text:style-name="P2">15. class SuperClass <text:span text:style-name="T5">{</text:span>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<text:soft-page-break/>{</text:p>
      <text:p text:style-name="P2"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2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1">C) This code throws exception at run time</text:p>
      <text:p text:style-name="P1">D) compile time error</text:p>
      <text:p text:style-name="P12">Ans: D</text:p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2">C. It solves all the thread-safety issues</text:p>
      <text:p text:style-name="P1">A) A</text:p>
      <text:p text:style-name="P1">B) B</text:p>
      <text:p text:style-name="P1">C) C</text:p>
      <text:p text:style-name="P1"/>
      <text:p text:style-name="P1"/>
      <text:p text:style-name="P2">17. What will be the output of the program?</text:p>
      <text:p text:style-name="P2"><text:soft-page-break/>public class Animal</text:p>
      <text:p text:style-name="P2"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/text:p>
      <text:p text:style-name="P1">A) null</text:p>
      <text:p text:style-name="P1">B) theDogs</text:p>
      <text:p text:style-name="P1">C) Compilation fails</text:p>
      <text:p text:style-name="P1">D) An exception is thrown at runtime</text:p>
      <text:p text:style-name="P10">Ans: D</text:p>
      <text:p text:style-name="P1"/>
      <text:p text:style-name="P1"/>
      <text:p text:style-name="P2">18. What will be the output of the below code</text:p>
      <text:p text:style-name="P2"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/text:p>
      <text:p text:style-name="P1">A) 1</text:p>
      <text:p text:style-name="P1">B) 2</text:p>
      <text:p text:style-name="P1">C) compile time error</text:p>
      <text:p text:style-name="P1"><text:soft-page-break/>D) run time error</text:p>
      <text:p text:style-name="P10">Ans: A</text:p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public static void main(String[] args) {</text:p>
      <text:p text:style-name="P2">String s1 = "abc";</text:p>
      <text:p text:style-name="P2">String s2 = "def";</text:p>
      <text:p text:style-name="P2">String s3 = s1.concat(s2.toUpperCase());</text:p>
      <text:p text:style-name="P2">System.out.println(s1+s2+s3);</text:p>
      <text:p text:style-name="P2">}</text:p>
      <text:p text:style-name="P2">}</text:p>
      <text:p text:style-name="P1">A) abcDEF</text:p>
      <text:p text:style-name="P1">B) abcdefabcdef</text:p>
      <text:p text:style-name="P1">C) abcdefDEF</text:p>
      <text:p text:style-name="P1">D) abcdefabcDEF</text:p>
      <text:p text:style-name="P11">Ans: D</text:p>
      <text:p text:style-name="P1"/>
      <text:p text:style-name="P1"/>
      <text:p text:style-name="P2">20. What is the ouput of the program?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/text:p>
      <text:p text:style-name="P1">A) 6 9 6 7</text:p>
      <text:p text:style-name="P1">B) 6 9 6 4</text:p>
      <text:p text:style-name="P1">C) 5 9 6 4</text:p>
      <text:p text:style-name="P1">D) 5 9 5 4</text:p>
      <text:p text:style-name="P11">Ans: B</text:p>
      <text:p text:style-name="P1"/>
      <text:p text:style-name="P2"><text:soft-page-break/>21. What is the ouput of the below code:class Test</text:p>
      <text:p text:style-name="P2">{</text:p>
      <text:p text:style-name="P2">public static void main(String[] s)</text:p>
      <text:p text:style-name="P2">{</text:p>
      <text:p text:style-name="P2">String s1="Hello",s2="World";</text:p>
      <text:p text:style-name="P2">System.out.println(s1+s2);</text:p>
      <text:p text:style-name="P2">System.out.println(s1.concat(s2));</text:p>
      <text:p text:style-name="P2">}</text:p>
      <text:p text:style-name="P2">}</text:p>
      <text:p text:style-name="P1">A) HelloWorld</text:p>
      <text:p text:style-name="P1">B) HelloWorld</text:p>
      <text:p text:style-name="P1">HelloWorld</text:p>
      <text:p text:style-name="P1">C) Compilation fails</text:p>
      <text:p text:style-name="P1">D) Runtime error</text:p>
      <text:p text:style-name="P1"/>
      <text:p text:style-name="P11">Ans: B</text:p>
      <text:p text:style-name="P1"/>
      <text:p text:style-name="P1"/>
      <text:p text:style-name="P2">22. What is the output of the below code,</text:p>
      <text:p text:style-name="P2">public class Test {</text:p>
      <text:p text:style-name="P2">public static void main(String[] args) {</text:p>
      <text:p text:style-name="P2">System.out.println("String "+new Integer("4")+5);</text:p>
      <text:p text:style-name="P2">} }</text:p>
      <text:p text:style-name="P1">A) String 9</text:p>
      <text:p text:style-name="P1">B) String 45</text:p>
      <text:p text:style-name="P1">C) compilation error</text:p>
      <text:p text:style-name="P1">D) run time error</text:p>
      <text:p text:style-name="P11">Ans: B</text:p>
      <text:p text:style-name="P1"/>
      <text:p text:style-name="P2">23. What will be the output of the below code:</text:p>
      <text:p text:style-name="P2">if( "Welcome".trim() == "Welcome".trim() )</text:p>
      <text:p text:style-name="P2">System.out.println("Equal");</text:p>
      <text:p text:style-name="P2"><text:soft-page-break/>else</text:p>
      <text:p text:style-name="P2">System.out.println("Not Equal");</text:p>
      <text:p text:style-name="P1">A) compile and display “Equal”</text:p>
      <text:p text:style-name="P1">B) compile and display “Not Equal”</text:p>
      <text:p text:style-name="P1">C) cause a compiler error</text:p>
      <text:p text:style-name="P1">D) compile and display NULL</text:p>
      <text:p text:style-name="P11">Ans: A</text:p>
      <text:p text:style-name="P1"/>
      <text:p text:style-name="P2">24.Which are the legal Stirng operationsA) s3= s1+s2;</text:p>
      <text:p text:style-name="P2">B) s3= s1-s2;</text:p>
      <text:p text:style-name="P2">C) s3= s1&amp;s2;</text:p>
      <text:p text:style-name="P2">D) s3= s1&amp;&amp;s2;</text:p>
      <text:p text:style-name="P1">A) A</text:p>
      <text:p text:style-name="P1">B) B</text:p>
      <text:p text:style-name="P1">C) C</text:p>
      <text:p text:style-name="P1">D) D</text:p>
      <text:p text:style-name="P11">Ans: A</text:p>
      <text:p text:style-name="P2">25. What is the output of the below code</text:p>
      <text:p text:style-name="P2">class Test{</text:p>
      <text:p text:style-name="P2">public static void main(String[] args) {</text:p>
      <text:p text:style-name="P2">System.out.println(5.45+"3,2");</text:p>
      <text:p text:style-name="P2">}</text:p>
      <text:p text:style-name="P2">}</text:p>
      <text:p text:style-name="P1">A) 5</text:p>
      <text:p text:style-name="P1">B) 5.4</text:p>
      <text:p text:style-name="P1">C) 5.453,2</text:p>
      <text:p text:style-name="P1">D) Compilation Fails</text:p>
      <text:p text:style-name="P14">Ans: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07:43:02.111254229</dc:date>
    <meta:editing-duration>PT12M14S</meta:editing-duration>
    <meta:editing-cycles>2</meta:editing-cycles>
    <meta:document-statistic meta:table-count="0" meta:image-count="0" meta:object-count="0" meta:page-count="13" meta:paragraph-count="383" meta:word-count="1270" meta:character-count="7138" meta:non-whitespace-character-count="6251"/>
  </office:meta>
</office:document-meta>
</file>